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45041666666667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3.757083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Time elapsed was</text:p>
          </table:table-cell>
          <table:table-cell office:value-type="float" office:value="565399391725" table:style-name="ce1">
            <text:p>5.65399E+11</text:p>
          </table:table-cell>
          <table:table-cell office:value-type="float" office:value="565.39939172499999" table:style-name="ce1">
            <text:p>565.39939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<text:s text:c="2"/></text:p>
          </table:table-cell>
          <table:table-cell office:value-type="float" office:value="571014596383" table:style-name="ce1">
            <text:p>5.71015E+11</text:p>
          </table:table-cell>
          <table:table-cell office:value-type="float" office:value="571.014696383" table:style-name="ce1">
            <text:p>571.01469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<text:s text:c="2"/></text:p>
          </table:table-cell>
          <table:table-cell office:value-type="float" office:value="579858936744" table:style-name="ce1">
            <text:p>5.79859E+11</text:p>
          </table:table-cell>
          <table:table-cell office:value-type="float" office:value="579.85893674399995" table:style-name="ce1">
            <text:p>579.85893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<text:s text:c="2"/></text:p>
          </table:table-cell>
          <table:table-cell office:value-type="float" office:value="573767252186" table:style-name="ce1">
            <text:p>5.73767E+11</text:p>
          </table:table-cell>
          <table:table-cell office:value-type="float" office:value="573.76725218599995" table:style-name="ce1">
            <text:p>573.76725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<text:s text:c="2"/></text:p>
          </table:table-cell>
          <table:table-cell office:value-type="float" office:value="555995130536" table:style-name="ce1">
            <text:p>5.55995E+11</text:p>
          </table:table-cell>
          <table:table-cell office:value-type="float" office:value="555.99513053600003" table:style-name="ce1">
            <text:p>555.99513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<text:s text:c="2"/></text:p>
          </table:table-cell>
          <table:table-cell office:value-type="float" office:value="553721599809" table:style-name="ce1">
            <text:p>5.53722E+11</text:p>
          </table:table-cell>
          <table:table-cell office:value-type="float" office:value="553.72159980900005" table:style-name="ce1">
            <text:p>553.72159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<text:s text:c="2"/></text:p>
          </table:table-cell>
          <table:table-cell office:value-type="float" office:value="565106872849" table:style-name="ce1">
            <text:p>5.65107E+11</text:p>
          </table:table-cell>
          <table:table-cell office:value-type="float" office:value="565.10687284899996" table:style-name="ce1">
            <text:p>565.10687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<text:s text:c="2"/></text:p>
          </table:table-cell>
          <table:table-cell office:value-type="float" office:value="580375859969" table:style-name="ce1">
            <text:p>5.80376E+11</text:p>
          </table:table-cell>
          <table:table-cell office:value-type="float" office:value="580.37585996899998" table:style-name="ce1">
            <text:p>580.375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<text:s text:c="2"/></text:p>
          </table:table-cell>
          <table:table-cell office:value-type="float" office:value="580454747737" table:style-name="ce1">
            <text:p>5.80455E+11</text:p>
          </table:table-cell>
          <table:table-cell office:value-type="float" office:value="580.45474773700005" table:style-name="ce1">
            <text:p>580.45474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</text:p>
          </table:table-cell>
          <table:table-cell office:value-type="float" office:value="614378206893" table:style-name="ce1">
            <text:p>6.14378E+11</text:p>
          </table:table-cell>
          <table:table-cell office:value-type="float" office:value="614.37820689299997" table:style-name="ce1">
            <text:p>614.37820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an</text:p>
          </table:table-cell>
          <table:table-cell office:value-type="float" office:value="574007259483.09998" table:formula="of:=AVERAGE([.B1:.B10])" table:style-name="ce1">
            <text:p>5.74007E+11</text:p>
          </table:table-cell>
          <table:table-cell office:value-type="float" office:value="574.00726948309989" table:formula="of:=AVERAGE([.C1:.C10])" table:style-name="ce1">
            <text:p>574.0072695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rashant</dc:creator>
    <meta:creation-date>2019-11-30T16:42:41Z</meta:creation-date>
    <dc:date>2020-01-05T11:26:59Z</dc:date>
    <meta:editing-cycles>6</meta:editing-cycles>
    <meta:editing-duration>PT2204S</meta:editing-duration>
  </office:meta>
</office:document-meta>
</file>